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8bbc" officeooo:paragraph-rsid="00058b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s://srvbioinf1.utalca.cl/wiki/django</text:p>
      <text:p text:style-name="Standard"><text:a xlink:type="simple" xlink:href="https://www.youtube.com/watch?v=MiS6y9kffBs" text:style-name="Internet_20_link" text:visited-style-name="Visited_20_Internet_20_Link">https://www.youtube.com/watch?v=MiS6y9kffBs</text:a></text:p>
      <text:p text:style-name="Standard"><text:a xlink:type="simple" xlink:href="https://www.youtube.com/watch?v=iKB_4HWKMCc" text:style-name="Internet_20_link" text:visited-style-name="Visited_20_Internet_20_Link">https://www.youtube.com/watch?v=iKB_4HWKMCc</text:a></text:p>
      <text:p text:style-name="Standard"><text:a xlink:type="simple" xlink:href="https://docs.mongodb.com/compass/master/install" text:style-name="Internet_20_link" text:visited-style-name="Visited_20_Internet_20_Link">https://docs.mongodb.com/compass/master/install</text:a></text:p>
      <text:p text:style-name="Standard"/>
      <text:p text:style-name="Standard"/>
      <text:p text:style-name="P1">agregar los datos a las bases de dato creadas post django para que funci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9T14:05:52.360815276</meta:creation-date>
    <dc:date>2020-11-29T14:28:53.875039796</dc:date>
    <meta:editing-duration>PT12M5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18" meta:character-count="248" meta:non-whitespace-character-count="235"/>
  </office:meta>
</office:document-meta>
</file>